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9cm" fo:min-width="0.31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9cm" fo:min-width="0.203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34cm" fo:min-width="10.91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1pt"/>
    </style:style>
    <style:style style:name="P2" style:family="paragraph">
      <style:text-properties fo:font-size="11pt"/>
    </style:style>
    <style:style style:name="P3" style:family="paragraph">
      <style:paragraph-properties fo:text-align="center"/>
      <style:text-properties fo:font-size="11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4" draw:layer="layout" svg:width="5.637cm" svg:height="0.746cm" svg:x="3.205cm" svg:y="5.489cm">
          <text:p text:style-name="P1">Start</text:p>
          <draw:enhanced-geometry svg:viewBox="0 0 21600 21600" draw:type="rectangle" draw:enhanced-path="M 0 0 L 21600 0 21600 21600 0 21600 0 0 Z N"/>
        </draw:custom-shape>
        <draw:custom-shape draw:style-name="gr1" draw:text-style-name="P1" draw:id="id5" draw:layer="layout" svg:width="8.577cm" svg:height="2.186cm" svg:x="1.735cm" svg:y="7.727cm">
          <text:p text:style-name="P1">Devi ricalibrare le torri perchè I marker saltano <text:line-break/>da una all'altra?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845cm" svg:height="0.683cm" svg:x="11.112cm" svg:y="8.029cm">
          <draw:text-box>
            <text:p text:style-name="P2">Si</text:p>
          </draw:text-box>
        </draw:frame>
        <draw:frame draw:style-name="gr3" draw:text-style-name="P2" draw:layer="layout" svg:width="0.962cm" svg:height="1.115cm" svg:x="6.452cm" svg:y="10.035cm">
          <draw:text-box>
            <text:p text:style-name="P2">No</text:p>
          </draw:text-box>
        </draw:frame>
        <draw:custom-shape draw:style-name="gr1" draw:text-style-name="P1" draw:id="id1" draw:layer="layout" svg:width="7.516cm" svg:height="1.073cm" svg:x="12.087cm" svg:y="10.544cm">
          <text:p text:style-name="P1">Ricrea AlignedXYZ.cam<text:line-break/>con NDI First Principles</text:p>
          <draw:enhanced-geometry svg:viewBox="0 0 21600 21600" draw:type="rectangle" draw:enhanced-path="M 0 0 L 21600 0 21600 21600 0 21600 0 0 Z N"/>
        </draw:custom-shape>
        <draw:custom-shape draw:style-name="gr1" draw:text-style-name="P3" draw:id="id2" draw:layer="layout" svg:width="7.352cm" svg:height="1.555cm" svg:x="12.169cm" svg:y="8.428cm">
          <text:p text:style-name="P3">Copia AlignedXYZ.cam<text:line-break/>in PATH/build/Release/cameraFiles<text:line-break/>e PATH/build/Debug/cameraFiles</text:p>
          <draw:enhanced-geometry svg:viewBox="0 0 21600 21600" draw:type="rectangle" draw:enhanced-path="M 0 0 L 21600 0 21600 21600 0 21600 0 0 Z N"/>
        </draw:custom-shape>
        <draw:custom-shape draw:style-name="gr1" draw:text-style-name="P3" draw:id="id3" draw:layer="layout" svg:width="8.919cm" svg:height="2.361cm" svg:x="11.385cm" svg:y="4.743cm">
          <text:p text:style-name="P3">Aggiorna il file <text:line-break/>PATH/experiments/calibrations/LatestCalibration.h<text:line-break/>impostando la variabile LastAlignedFile a</text:p>
          <text:p text:style-name="P3"><text:s/>“cameraFiles/AlignedXYZ.cam”</text:p>
          <draw:enhanced-geometry svg:viewBox="0 0 21600 21600" draw:type="rectangle" draw:enhanced-path="M 0 0 L 21600 0 21600 21600 0 21600 0 0 Z N"/>
        </draw:custom-shape>
        <draw:custom-shape draw:style-name="gr1" draw:text-style-name="P3" draw:id="id6" draw:layer="layout" svg:width="9.847cm" svg:height="2.736cm" svg:x="1.1cm" svg:y="11.249cm">
          <text:p text:style-name="P3">Apri CMake-GUI e setta <text:line-break/>“Where is the source code” e “Where to build the binaries” <text:line-break/>entrambe a PATH poi clicca <text:span text:style-name="T1">Configure </text:span><text:span text:style-name="T2">e</text:span><text:span text:style-name="T1"> </text:span><text:s/><text:span text:style-name="T1">Generate</text:span></text:p>
          <text:p text:style-name="P3"><text:span text:style-name="T2">e chiudi CMak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id="id7" draw:layer="layout" svg:width="7.352cm" svg:height="1.492cm" svg:x="2.348cm" svg:y="14.723cm">
          <text:p text:style-name="P3">Apri la soluzione VisualStudio<text:line-break/>PATH/cncsvision.sln</text:p>
          <draw:enhanced-geometry svg:viewBox="0 0 21600 21600" draw:type="rectangle" draw:enhanced-path="M 0 0 L 21600 0 21600 21600 0 21600 0 0 Z N"/>
        </draw:custom-shape>
        <draw:custom-shape draw:style-name="gr1" draw:text-style-name="P3" draw:id="id8" draw:layer="layout" svg:width="9.557cm" svg:height="3.73cm" svg:x="1.245cm" svg:y="17.654cm">
          <text:p text:style-name="P3">Seleziona dalla casella </text:p>
          <text:p text:style-name="P3">“Solution Configurations” <text:line-break/>a destra del triangolo verde, ”Release” <text:line-break/>e poi lancia “Build-&gt;RebuildSolution”</text:p>
          <text:p text:style-name="P3">Questo compila TUTTI gli esempi <text:line-break/>e gli esperimenti e produce un sacco di output.<text:line-break/>L'importante è che compili gli esempi<text:line-break/><text:span text:style-name="T1">fullCalibrator e screenMonitorCalibrator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5.845cm" svg:y1="10.544cm" svg:x2="15.845cm" svg:y2="9.983cm" draw:start-shape="id1" draw:start-glue-point="0" draw:end-shape="id2" draw:end-glue-point="2" svg:d="m15845 10544v-561">
          <text:p/>
        </draw:connector>
        <draw:connector draw:style-name="gr4" draw:text-style-name="P4" draw:layer="layout" svg:x1="15.845cm" svg:y1="8.428cm" svg:x2="15.844cm" svg:y2="7.104cm" draw:start-shape="id2" draw:start-glue-point="0" draw:end-shape="id3" draw:end-glue-point="2" svg:d="m15845 8428v-663h-1v-661">
          <text:p/>
        </draw:connector>
        <draw:connector draw:style-name="gr4" draw:text-style-name="P4" draw:layer="layout" svg:x1="15.844cm" svg:y1="4.743cm" svg:x2="6.023cm" svg:y2="5.489cm" draw:start-shape="id3" draw:start-glue-point="0" draw:end-shape="id4" draw:end-glue-point="0" svg:d="m15844 4743v-502h-9821v1248">
          <text:p/>
        </draw:connector>
        <draw:connector draw:style-name="gr4" draw:text-style-name="P4" draw:layer="layout" svg:x1="6.023cm" svg:y1="6.235cm" svg:x2="6.023cm" svg:y2="7.727cm" draw:start-shape="id4" draw:start-glue-point="2" draw:end-shape="id5" draw:end-glue-point="0" svg:d="m6023 6235v1492">
          <text:p/>
        </draw:connector>
        <draw:connector draw:style-name="gr4" draw:text-style-name="P4" draw:layer="layout" svg:x1="6.023cm" svg:y1="9.913cm" svg:x2="6.023cm" svg:y2="11.249cm" draw:start-shape="id5" draw:start-glue-point="2" draw:end-shape="id6" draw:end-glue-point="0" svg:d="m6023 9913v1336">
          <text:p/>
        </draw:connector>
        <draw:connector draw:style-name="gr4" draw:text-style-name="P4" draw:layer="layout" svg:x1="6.023cm" svg:y1="13.985cm" svg:x2="6.024cm" svg:y2="14.723cm" draw:start-shape="id6" draw:start-glue-point="2" draw:end-shape="id7" draw:end-glue-point="0" svg:d="m6023 13985v369h1v369">
          <text:p/>
        </draw:connector>
        <draw:connector draw:style-name="gr4" draw:text-style-name="P4" draw:layer="layout" svg:x1="6.024cm" svg:y1="16.215cm" svg:x2="6.023cm" svg:y2="17.654cm" draw:start-shape="id7" draw:start-glue-point="2" draw:end-shape="id8" draw:end-glue-point="0" svg:d="m6024 16215v720h-1v719">
          <text:p/>
        </draw:connector>
        <draw:custom-shape draw:style-name="gr1" draw:text-style-name="P3" draw:id="id10" draw:layer="layout" svg:width="8.333cm" svg:height="3.233cm" svg:x="11.843cm" svg:y="18.783cm">
          <text:p text:style-name="P3">Segui la procedura per calibrare angoli <text:line-break/>di monitor e specchio</text:p>
          <text:p text:style-name="P3"><text:line-break/><text:span text:style-name="T1">CALIBRAZIONE </text:span><text:span text:style-name="T1"><text:line-break/></text:span><text:span text:style-name="T1">ANGOLI MIRROR <text:s/>DISTANZA FOCALE</text:span><text:span text:style-name="T1"><text:line-break/></text:span><text:span text:style-name="T1">screenMirrorCalibrator.exe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0.802cm" svg:y1="19.519cm" svg:x2="11.827cm" svg:y2="16.209cm" draw:start-shape="id8" draw:start-glue-point="1" draw:end-shape="id9" draw:end-glue-point="3" svg:d="m10802 19519h512v-3310h513">
          <text:p/>
        </draw:connector>
        <draw:custom-shape draw:style-name="gr1" draw:text-style-name="P3" draw:id="id9" draw:layer="layout" svg:width="8.364cm" svg:height="3.73cm" svg:x="11.827cm" svg:y="14.344cm">
          <text:p text:style-name="P3">Controlla dalle proprietà file che I due eseguibili<text:line-break/>PATH/build/Release/screenMonitorCalibrator.exe<text:line-break/>e<text:line-break/>PATH/build/Release/fullCalibrator.exe</text:p>
          <text:p text:style-name="P3">Abbiano la data e ora a cui hai fatto la build<text:line-break/>(cioè poco fa)<text:line-break/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6.009cm" svg:y1="18.074cm" svg:x2="16.009cm" svg:y2="18.783cm" draw:start-shape="id9" draw:start-glue-point="2" draw:end-shape="id10" draw:end-glue-point="0" svg:d="m16009 18074v709">
          <text:p/>
        </draw:connector>
        <draw:frame draw:style-name="gr5" draw:text-style-name="P5" draw:layer="layout" svg:width="11.83cm" svg:height="2.537cm" svg:x="5.177cm" svg:y="1.613cm">
          <draw:text-box>
            <text:p text:style-name="P5">PROCEDURA PER RICALIBRAZIONE </text:p>
            <text:p text:style-name="P5">TORRI E MONITOR-SPECCHIO</text:p>
            <text:p text:style-name="P5"><text:span text:style-name="T3">per brevità</text:span><text:span text:style-name="T3"><text:line-break/></text:span><text:span text:style-name="T3">PATH=c:/workspace/cncsvisioncmake/</text:span></text:p>
          </draw:text-box>
        </draw:frame>
        <draw:connector draw:style-name="gr4" draw:text-style-name="P4" draw:layer="layout" svg:x1="10.312cm" svg:y1="8.82cm" svg:x2="12.087cm" svg:y2="11.08cm" draw:start-shape="id5" draw:start-glue-point="1" draw:end-shape="id1" draw:end-glue-point="3" svg:d="m10312 8820h887v2260h888">
          <text:p/>
        </draw:connector>
        <draw:custom-shape draw:style-name="gr1" draw:text-style-name="P3" draw:id="id11" draw:layer="layout" svg:width="8.636cm" svg:height="2.238cm" svg:x="11.691cm" svg:y="23.146cm">
          <text:p text:style-name="P3">Segui la procedura per il centro dello schermo<text:line-break/>al centro dell'optotrak</text:p>
          <text:p text:style-name="P3"><text:line-break/><text:span text:style-name="T1">CALIBRAZIONE fullCalibrator.exe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6.009cm" svg:y1="22.016cm" svg:x2="16.009cm" svg:y2="23.146cm" draw:start-shape="id10" draw:start-glue-point="2" draw:end-shape="id11" draw:end-glue-point="0" svg:d="m16009 22016v1130">
          <text:p/>
        </draw:connector>
        <draw:frame draw:style-name="gr6" draw:text-style-name="P6" draw:layer="layout" svg:width="10.387cm" svg:height="0.725cm" svg:x="1.028cm" svg:y="26.973cm">
          <draw:text-box>
            <text:p text:style-name="P6">Versione 07/11/12 – Carlo Nicolini carlo.nicolini@iit.i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0%" fo:padding-top="0.125cm" fo:padding-bottom="0.125cm" fo:padding-left="0.25cm" fo:padding-right="0.25cm" draw:shadow="hidden" draw:shadow-offset-x="0.3cm" draw:shadow-offset-y="0.3cm" draw:shadow-color="#808080" draw:shadow-opacity="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rlo </meta:initial-creator>
    <meta:creation-date>2012-11-07T10:29:00</meta:creation-date>
    <dc:date>2012-11-07T11:56:15</dc:date>
    <dc:creator>carlo </dc:creator>
    <meta:editing-duration>PT00H56M44S</meta:editing-duration>
    <meta:editing-cycles>3</meta:editing-cycles>
    <meta:generator>OpenOffice.org/3.2$Unix OpenOffice.org_project/320m19$Build-9505</meta:generator>
    <meta:document-statistic meta:object-count="26"/>
  </office:meta>
</office:document-meta>
</file>